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yPlaceholderResolver.SystemPropertyPlaceholderResolver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pertyUtils.resolvePlaceholders( String text , boolean ignoreUnresolvablePlacehol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PropertyPlaceholderResolver.resolvePlaceholder( String placehold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stemPropertyUtils.resolvePlacehold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